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4.95cm" fo:min-width="2.8cm"/>
    </style:style>
    <style:style style:name="gr3" style:family="graphic" style:parent-style-name="standard">
      <style:graphic-properties draw:textarea-horizontal-align="justify" draw:textarea-vertical-align="middle" draw:auto-grow-height="false" fo:min-height="0.538cm" fo:min-width="16.839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0.414cm" fo:min-width="16.832cm"/>
    </style:style>
    <style:style style:name="gr6" style:family="graphic" style:parent-style-name="standard">
      <style:graphic-properties draw:stroke="none" svg:stroke-color="#000000" draw:fill="none" draw:fill-color="#ffffff" fo:min-height="0.4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6pt" fo:font-weight="bold"/>
    </style:style>
    <style:style style:name="P4" style:family="paragraph">
      <loext:graphic-properties draw:fill="none" draw:fill-color="#ffffff"/>
      <style:text-properties fo:font-size="16pt" fo:font-weight="bold"/>
    </style:style>
    <style:style style:name="P5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e181e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3.2cm" svg:x="1.2cm" svg:y="7.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cm" svg:height="5.2cm" svg:x="24.9cm" svg:y="6cm">
          <text:p text:style-name="P1">Serveu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7cm" svg:height="1.5cm" svg:x="6.6cm" svg:y="5.9cm">
          <text:p text:style-name="P2"><text:span text:style-name="T1">Route::get('/user/create', 'UserController@create')</text:span></text:p>
          <draw:enhanced-geometry svg:viewBox="0 0 21600 21600" draw:text-areas="0 ?f0 ?f5 ?f2" draw:type="right-arrow" draw:modifiers="20760.4542116265 5123.595505617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8.7cm" svg:height="0.962cm" svg:x="11cm" svg:y="5.138cm">
          <draw:text-box>
            <text:p text:style-name="P3">Demande du formulaire : <text:span text:style-name="T2">GET</text:span></text:p>
          </draw:text-box>
        </draw:frame>
        <draw:custom-shape draw:style-name="gr5" draw:text-style-name="P5" draw:layer="layout" svg:width="17.8cm" svg:height="1.4cm" svg:x="6cm" svg:y="7.8cm">
          <text:p text:style-name="P5"><text:span text:style-name="T3">Envoi du formulaire</text:span></text:p>
          <draw:enhanced-geometry svg:viewBox="0 0 21600 21600" draw:text-areas="?f7 ?f0 21600 ?f2" draw:type="left-arrow" draw:modifiers="1200.06741194315 5675.124875124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7.7cm" svg:height="1.5cm" svg:x="6.601cm" svg:y="10.401cm">
          <text:p text:style-name="P2"><text:span text:style-name="T1">Route::post('/user', 'UserController@store')</text:span></text:p>
          <draw:enhanced-geometry svg:viewBox="0 0 21600 21600" draw:text-areas="0 ?f0 ?f5 ?f2" draw:type="right-arrow" draw:modifiers="20760.4542116265 5123.595505617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0.1cm" svg:height="0.878cm" svg:x="10cm" svg:y="9.838cm">
          <draw:text-box>
            <text:p text:style-name="P3">Soumission du formulaire : <text:span text:style-name="T2">PO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1:45:46.043000000</meta:creation-date>
    <dc:date>2018-01-22T11:57:46.515000000</dc:date>
    <meta:editing-duration>PT1M38S</meta:editing-duration>
    <meta:editing-cycles>2</meta:editing-cycles>
    <meta:generator>LibreOffice/5.4.2.2$Windows_X86_64 LibreOffice_project/22b09f6418e8c2d508a9eaf86b2399209b0990f4</meta:generator>
    <meta:document-statistic meta:object-count="7"/>
  </office:meta>
</office:document-meta>
</file>